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sourceBundl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ContentHandler.SAXContentHandler( Map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ContentHandler.ignorableWhitespace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sourceBundle.XMLResourceBundle( String sourceURI , Locale locale , Bundl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XContentHandl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sourceBundle.reload( SourceResolver resolver , long interval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AXContentHandl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ContentHandler.startElement( String ns , String localName , String qName , Attributes at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AXContentHandler.setDocumentLocator( Locato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ContentHandler.processingInstruction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ContentHandl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ContentHandler.skippedEntity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sourceBundle.getObject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ResourceBundle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ContentHandler.endElement( String ns , String localName ,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ResourceBundl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sourceBundle.getString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